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" svg:font-family="source"/>
    <style:font-face style:name="source san" svg:font-family="'source san'"/>
    <style:font-face style:name="Source Sans Pro Semibold1" svg:font-family="'Source Sans Pro Semibold'" style:font-family-generic="swiss"/>
    <style:font-face style:name="source sans" svg:font-family="'source sans'" style:font-family-generic="swiss"/>
    <style:font-face style:name="Monospace1" svg:font-family="Monospace" style:font-pitch="fixed"/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style:font-name="Monospace" fo:font-size="12pt" style:font-name-asian="Monospace" style:font-size-asian="12pt" style:font-name-complex="Monospace" style:font-size-complex="12pt"/>
    </style:style>
    <style:style style:name="P4" style:family="paragraph">
      <style:text-properties fo:color="#000000" style:font-name="Monospace" fo:font-size="12pt" style:font-name-asian="Monospace" style:font-size-asian="12pt" style:font-name-complex="Monospace" style:font-size-complex="12pt"/>
    </style:style>
    <style:style style:name="P5" style:family="paragraph">
      <style:text-properties style:font-name="source" fo:font-size="24pt" style:font-size-asian="24pt" style:font-size-complex="24pt"/>
    </style:style>
    <style:style style:name="P6" style:family="paragraph">
      <style:text-properties style:font-name="source" fo:font-size="24pt" style:font-name-asian="Monospace" style:font-size-asian="24pt" style:font-name-complex="Monospace" style:font-size-complex="24pt"/>
    </style:style>
    <style:style style:name="P7" style:family="paragraph">
      <loext:graphic-properties draw:fill-color="#00a65d"/>
      <style:text-properties style:font-name="source" fo:font-size="24pt" style:font-size-asian="24pt" style:font-size-complex="24pt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00" style:font-name="Source Sans Pro Semibold1" fo:font-size="28pt" style:text-underline-style="none" style:font-name-asian="Monospace" style:font-size-asian="28pt" style:font-name-complex="Monospace" style:font-size-complex="28pt"/>
    </style:style>
    <style:style style:name="P11" style:family="paragraph">
      <style:text-properties fo:color="#000000" style:font-name="Source Sans Pro Semibold1" fo:font-size="28pt" style:text-underline-style="none" style:font-size-asian="28pt" style:font-size-complex="28pt"/>
    </style:style>
    <style:style style:name="P12" style:family="paragraph">
      <style:text-properties style:font-name="Source Sans Pro Semibold1" fo:font-size="20pt" style:font-size-asian="20pt" style:font-size-complex="20pt"/>
    </style:style>
    <style:style style:name="P13" style:family="paragraph">
      <style:text-properties fo:color="#646464" style:font-name="Source Sans Pro Semibold1" fo:font-size="20pt" style:font-name-asian="Monospace" style:font-size-asian="20pt" style:font-name-complex="Monospace" style:font-size-complex="20pt"/>
    </style:style>
    <style:style style:name="P14" style:family="paragraph">
      <style:text-properties style:font-name="Source Sans Pro Semibold1" fo:font-size="20pt" style:font-name-asian="Monospace" style:font-size-asian="20pt" style:font-name-complex="Monospace" style:font-size-complex="20pt"/>
    </style:style>
    <style:style style:name="P15" style:family="paragraph">
      <style:text-properties fo:color="#000000" style:font-name="Source Sans Pro Semibold1" fo:font-size="20pt" style:font-name-asian="Monospace" style:font-size-asian="20pt" style:font-name-complex="Monospace" style:font-size-complex="20pt"/>
    </style:style>
    <style:style style:name="P16" style:family="paragraph">
      <style:paragraph-properties fo:margin-left="0cm" fo:margin-right="0cm" fo:margin-top="0cm" fo:margin-bottom="0.403cm" fo:text-indent="0cm" style:text-autospace="ideograph-alpha" style:punctuation-wrap="hanging"/>
      <style:text-properties fo:color="#000000" style:font-name="Source Sans Pro Semibold1" fo:font-size="20pt" style:font-name-asian="Monospace" style:font-size-asian="20pt" style:font-name-complex="Monospace" style:font-size-complex="20pt"/>
    </style:style>
    <style:style style:name="P17" style:family="paragraph">
      <style:text-properties style:font-name="Source Sans Pro Semibold1" fo:font-size="20pt" style:text-underline-style="none" style:font-size-asian="20pt" style:font-size-complex="2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3" style:family="text">
      <style:text-properties fo:color="#646464" style:font-name="Monospace" fo:font-size="12pt" style:font-name-asian="Monospace" style:font-size-asian="12pt" style:font-name-complex="Monospace" style:font-size-complex="12pt"/>
    </style:style>
    <style:style style:name="T4" style:family="text">
      <style:text-properties fo:color="#7f0055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5" style:family="text">
      <style:text-properties fo:color="#0000c0" style:font-name="Monospace" fo:font-size="12pt" fo:font-style="italic" fo:font-weight="bold" style:font-name-asian="Monospace" style:font-size-asian="12pt" style:font-style-asian="italic" style:font-weight-asian="bold" style:font-name-complex="Monospace" style:font-size-complex="12pt" style:font-style-complex="italic" style:font-weight-complex="bold"/>
    </style:style>
    <style:style style:name="T6" style:family="text">
      <style:text-properties fo:color="#2a00ff" style:font-name="Monospace" fo:font-size="12pt" style:font-name-asian="Monospace" style:font-size-asian="12pt" style:font-name-complex="Monospace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source" fo:font-size="24pt" style:font-size-asian="24pt" style:font-size-complex="24pt"/>
    </style:style>
    <style:style style:name="T9" style:family="text">
      <style:text-properties fo:color="#7f0055" style:font-name="source" fo:font-size="24pt" fo:font-weight="bold" style:font-name-asian="Monospace" style:font-size-asian="24pt" style:font-weight-asian="bold" style:font-name-complex="Monospace" style:font-size-complex="24pt" style:font-weight-complex="bold"/>
    </style:style>
    <style:style style:name="T10" style:family="text">
      <style:text-properties fo:color="#000000" style:font-name="source" fo:font-size="24pt" style:font-name-asian="Monospace" style:font-size-asian="24pt" style:font-name-complex="Monospace" style:font-size-complex="24pt"/>
    </style:style>
    <style:style style:name="T11" style:family="text">
      <style:text-properties fo:color="#6a3e3e" style:font-name="source" fo:font-size="24pt" style:font-name-asian="Monospace" style:font-size-asian="24pt" style:font-name-complex="Monospace" style:font-size-complex="24pt"/>
    </style:style>
    <style:style style:name="T12" style:family="text">
      <style:text-properties fo:font-variant="normal" fo:text-transform="none" fo:color="#7f0055" style:text-outline="false" style:text-line-through-style="none" style:text-line-through-type="none" style:font-name="source" fo:font-size="24pt" fo:font-style="italic" fo:text-shadow="none" style:text-underline-style="none" fo:font-weight="bold" style:letter-kerning="true" style:font-name-asian="Monospace" style:font-size-asian="24pt" style:font-style-asian="italic" style:font-weight-asian="bold" style:font-name-complex="Monospace" style:font-size-complex="24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" fo:font-size="24pt" fo:font-style="italic" fo:text-shadow="none" style:text-underline-style="none" fo:font-weight="600" style:letter-kerning="true" style:font-name-asian="Monospace" style:font-size-asian="24pt" style:font-style-asian="italic" style:font-name-complex="Monospace" style:font-size-complex="24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a3e3e" style:text-outline="false" style:text-line-through-style="none" style:text-line-through-type="none" style:font-name="source" fo:font-size="24pt" fo:font-style="italic" fo:text-shadow="none" style:text-underline-style="none" fo:font-weight="600" style:letter-kerning="true" style:font-name-asian="Monospace" style:font-size-asian="24pt" style:font-style-asian="italic" style:font-name-complex="Monospace" style:font-size-complex="24pt" style:font-style-complex="italic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000000" style:font-name="Source Sans Pro Semibold1" fo:font-size="28pt" style:text-underline-style="none" style:font-name-asian="Monospace" style:font-size-asian="28pt" style:font-name-complex="Monospace" style:font-size-complex="28pt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0pt" fo:font-style="normal" fo:text-shadow="none" style:text-underline-style="none" fo:font-weight="600" style:letter-kerning="true" style:font-size-asian="20pt" style:font-size-complex="20pt" style:text-emphasize="none" style:font-relief="none" style:text-overline-style="none" style:text-overline-color="font-color"/>
    </style:style>
    <style:style style:name="T18" style:family="text">
      <style:text-properties style:font-name="Source Sans Pro Semibold1" fo:font-size="20pt" style:font-size-asian="20pt" style:font-size-complex="20pt"/>
    </style:style>
    <style:style style:name="T19" style:family="text">
      <style:text-properties fo:color="#000000" style:font-name="Source Sans Pro Semibold1" fo:font-size="20pt" style:font-name-asian="Monospace" style:font-size-asian="20pt" style:font-name-complex="Monospace" style:font-size-complex="20pt"/>
    </style:style>
    <style:style style:name="T20" style:family="text">
      <style:text-properties fo:color="#7f0055" style:font-name="Source Sans Pro Semibold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21" style:family="text">
      <style:text-properties fo:color="#0000c0" style:font-name="Source Sans Pro Semibold1" fo:font-size="20pt" fo:font-style="italic" fo:font-weight="bold" style:font-name-asian="Monospace" style:font-size-asian="20pt" style:font-style-asian="italic" style:font-weight-asian="bold" style:font-name-complex="Monospace" style:font-size-complex="20pt" style:font-style-complex="italic" style:font-weight-complex="bold"/>
    </style:style>
    <style:style style:name="T22" style:family="text">
      <style:text-properties fo:color="#2a00ff" style:font-name="Source Sans Pro Semibold1" fo:font-size="20pt" style:font-name-asian="Monospace" style:font-size-asian="20pt" style:font-name-complex="Monospace" style:font-size-complex="20pt"/>
    </style:style>
    <style:style style:name="T23" style:family="text">
      <style:text-properties fo:color="#000000" style:font-name="Source Sans Pro Semibold1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24" style:family="text">
      <style:text-properties fo:color="#000000" style:font-name="Source Sans Pro Semibold1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25" style:family="text">
      <style:text-properties fo:color="#3f7f5f" style:font-name="Source Sans Pro Semibold1" fo:font-size="20pt" style:font-name-asian="Monospace" style:font-size-asian="20pt" style:font-name-complex="Monospace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INSIDE<text:line-break/>TP 04 - Performance, CallSite et JMH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- MethodHandle </text:p>
            <text:p><text:span text:style-name="T1">- MutableCallSite</text:span></text:p>
            <text:p/>
            <text:p/>
            <text:p>Lien GitHub : https://github.com/MelissaDaCosta/java-inside</text:p>
            <text:p/>
          </draw:text-box>
        </draw:frame>
        <draw:frame draw:style-name="gr1" draw:text-style-name="P2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-driven development (TDD)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Méthode de développement qui consiste à écrire des tests avant le code source.</text:p>
              </text:list-item>
              <text:list-item>
                <text:p/>
              </text:list-item>
              <text:list-item>
                <text:p>Les tests écrits ne peuvent donc pas encore être ok.</text:p>
              </text:list-item>
              <text:list-item>
                <text:p/>
              </text:list-item>
              <text:list-item>
                <text:p>=&gt;Spécifier le comportement souhaité du logiciel en fonction de son utilis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sts de performance avec JMH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>JMH est un framework java pour créer et lancer des benchmark (des essais).</text:p>
              </text:list-item>
              <text:list-item>
                <text:p/>
              </text:list-item>
              <text:list-item>
                <text:p>Exemple d’un benchmark :</text:p>
              </text:list-item>
              <text:list-item>
                <text:p/>
              </text:list-item>
            </text:list>
            <text:p text:style-name="P3"><text:span text:style-name="T2"><text:s/></text:span><text:span text:style-name="T3">@Benchmark</text:span></text:p>
            <text:p text:style-name="P3"><text:span text:style-name="T2"><text:s text:c="2"/></text:span><text:span text:style-name="T4">public</text:span><text:span text:style-name="T2"> </text:span><text:span text:style-name="T4">void</text:span><text:span text:style-name="T2"> simple_logger() {</text:span></text:p>
            <text:p text:style-name="P3"><text:span text:style-name="T2"><text:s text:c="4"/></text:span><text:span text:style-name="T2">Foo.</text:span><text:span text:style-name="T5">LOGGER</text:span><text:span text:style-name="T2">.log(</text:span><text:span text:style-name="T6">"test"</text:span><text:span text:style-name="T2">);</text:span></text:p>
            <text:p text:style-name="P4"><text:s text:c="2"/>}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ogger</text:p>
          </draw:text-box>
        </draw:frame>
        <draw:frame presentation:style-name="pr5" draw:layer="layout" svg:width="26.4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7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7" draw:layer="layout" svg:width="26.8cm" svg:height="14.4cm" svg:x="0.8cm" svg:y="4.4cm" presentation:class="outline" presentation:user-transformed="true">
          <draw:text-box>
            <text:list text:style-name="L3">
              <text:list-item>
                <text:p text:style-name="P5"><text:span text:style-name="T8">Un logger permet de se connecter à une application.</text:span></text:p>
              </text:list-item>
              <text:list-item>
                <text:p text:style-name="P5"><text:span text:style-name="T8">Dans ce TP : un logger exécute une méthode donnée en argument via l’interface fonctionnelle Consumer sur une String.</text:span></text:p>
              </text:list-item>
              <text:list-item>
                <text:p text:style-name="P5"><text:span text:style-name="T9">public</text:span><text:span text:style-name="T10"> </text:span><text:span text:style-name="T9">interface</text:span><text:span text:style-name="T10"> Logger {</text:span></text:p>
              </text:list-item>
            </text:list>
            <text:p text:style-name="P6"><text:span text:style-name="T9">public</text:span><text:span text:style-name="T10"> </text:span><text:span text:style-name="T9">void</text:span><text:span text:style-name="T10"> log(String </text:span><text:span text:style-name="T11">message</text:span><text:span text:style-name="T10">);</text:span></text:p>
            <text:p text:style-name="P6"><text:span text:style-name="T9">public</text:span><text:span text:style-name="T10"> </text:span><text:span text:style-name="T9">static</text:span><text:span text:style-name="T10"> Logger of(Class&lt;?&gt; </text:span><text:span text:style-name="T11">declaringClass</text:span><text:span text:style-name="T10">, Consumer&lt;? </text:span><text:span text:style-name="T9">super</text:span><text:span text:style-name="T10"> String&gt; </text:span><text:span text:style-name="T11">consumer</text:span><text:span text:style-name="T10">) {..} … }</text:span></text:p>
            <text:p text:style-name="P6"><text:span text:style-name="T10"/></text:p>
            <text:p text:style-name="P6"><text:span text:style-name="T10">Plus une méthode qui créée la MethodHandle de Consumer :</text:span></text:p>
            <text:p text:style-name="P6"><text:span text:style-name="T12">private</text:span><text:span text:style-name="T13"> </text:span><text:span text:style-name="T12">static</text:span><text:span text:style-name="T13"> MethodHandle createLoggingMethodHandle(Class&lt;?&gt; </text:span><text:span text:style-name="T14">declaringClass</text:span><text:span text:style-name="T13">, Consumer&lt;? </text:span><text:span text:style-name="T12">super</text:span><text:span text:style-name="T13"> String&gt; </text:span><text:span text:style-name="T14">consumer</text:span><text:span text:style-name="T13">)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ésultat JMH : avec une lambda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8">La méthode of utilisait une classe anonyme pour créer un Logger :</text:p>
              </text:list-item>
              <text:list-item>
                <text:p text:style-name="P8">Result simple_logger :</text:p>
              </text:list-item>
              <text:list-item>
                <text:p text:style-name="P8">(min, avg, max) = (4,310, 4,391, 4,645), stdev = 0,080</text:p>
              </text:list-item>
              <text:list-item>
                <text:p text:style-name="P8"/>
              </text:list-item>
              <text:list-item>
                <text:p text:style-name="P8">En créant la méthode fastOf qui utilise une lambda au lieu de la classe anonyme :</text:p>
              </text:list-item>
              <text:list-item>
                <text:p text:style-name="P8">Result fast_logger :</text:p>
              </text:list-item>
              <text:list-item>
                <text:p text:style-name="P8"><text:s text:c="2"/>(min, avg, max) = (0,572, 0,605, 0,842), stdev = 0,068</text:p>
              </text:list-item>
              <text:list-item>
                <text:p text:style-name="P8"><text:s text:c="2"/></text:p>
              </text:list-item>
              <text:list-item>
                <text:p text:style-name="P8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xplications des résultats</text:p>
          </draw:text-box>
        </draw:frame>
        <draw:frame presentation:style-name="pr5" draw:text-style-name="P11" draw:layer="layout" svg:width="24.6cm" svg:height="13cm" svg:x="1.4cm" svg:y="5cm" presentation:class="outline" presentation:user-transformed="true">
          <draw:text-box>
            <text:p text:style-name="P10"><text:span text:style-name="T16">L’opération fastOf est nettement plus rapide.</text:span></text:p>
            <text:p text:style-name="P10"><text:span text:style-name="T16">Elle à le même coût que si on ne faisait aucune opération car avec la lambda c’est comme ci elle remplassait le code par « rien ».</text:span></text:p>
            <text:p text:style-name="P10"><text:span text:style-name="T16"/></text:p>
            <text:p text:style-name="P10"><text:span text:style-name="T16">Dans le cas ou la lambda est considéré comme une constante, alors toutes les variables sont considérées comme des const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ésultat JMH : Créer et désactiver</text:p>
          </draw:text-box>
        </draw:frame>
        <draw:frame presentation:style-name="pr5" draw:text-style-name="P17" draw:layer="layout" svg:width="26cm" svg:height="14.4cm" svg:x="1cm" svg:y="4.2cm" presentation:class="outline" presentation:user-transformed="true">
          <draw:text-box>
            <text:list text:style-name="L3">
              <text:list-item>
                <text:p text:style-name="P12"><text:span text:style-name="T17">Avec la nouvelle méthode </text:span><text:span text:style-name="T13">createLoggingMethodHandle qui utilise guardWithTest.</text:span></text:p>
              </text:list-item>
              <text:list-item>
                <text:p text:style-name="P12"><text:span text:style-name="T18">Voici le benchmarck qui créee un logger et le désactive :</text:span></text:p>
              </text:list-item>
            </text:list>
            <text:p text:style-name="P13"><text:span text:style-name="T18">@Benchmark</text:span></text:p>
            <text:p text:style-name="P14"><text:span text:style-name="T19"><text:s text:c="2"/></text:span><text:span text:style-name="T20">public</text:span><text:span text:style-name="T19"> </text:span><text:span text:style-name="T20">void</text:span><text:span text:style-name="T19"> create_and_disable_logger() {</text:span></text:p>
            <text:p text:style-name="P14"><text:span text:style-name="T19"><text:s text:c="4"/></text:span><text:span text:style-name="T19">Foo.</text:span><text:span text:style-name="T21">LOGGER</text:span><text:span text:style-name="T19">.log(</text:span><text:span text:style-name="T22">"test"</text:span><text:span text:style-name="T19">);</text:span></text:p>
            <text:p text:style-name="P14"><text:span text:style-name="T19"><text:s text:c="4"/></text:span><text:span text:style-name="T19">Logger.</text:span><text:span text:style-name="T23">enable</text:span><text:span text:style-name="T19">(Foo.</text:span><text:span text:style-name="T20">class</text:span><text:span text:style-name="T19">, </text:span><text:span text:style-name="T20">false</text:span><text:span text:style-name="T19">);</text:span></text:p>
            <text:p text:style-name="P15"><text:span text:style-name="T18"><text:s text:c="2"/></text:span><text:span text:style-name="T18">}</text:span></text:p>
            <text:p text:style-name="P15"><text:span text:style-name="T18">Voici les résultats de ce benchmark :</text:span></text:p>
            <text:p text:style-name="P16"><text:span text:style-name="T19"><text:s text:c="4"/></text:span><text:span text:style-name="T19">Result "fr.umlv.javainside.lab4.LoggerBenchMark.create_and_disable_logger":</text:span></text:p>
            <text:p text:style-name="P16"><text:span text:style-name="T19"><text:s text:c="4"/></text:span><text:span text:style-name="T19"><text:tab/></text:span><text:span text:style-name="T19"> <text:s/></text:span><text:span text:style-name="T19">157,773 ±(99.9%) 28,997 </text:span><text:span text:style-name="T24">ns</text:span><text:span text:style-name="T19">/</text:span><text:span text:style-name="T24">op</text:span><text:span text:style-name="T19"> [Average]</text:span></text:p>
            <text:p text:style-name="P16"><text:span text:style-name="T19"><text:s text:c="4"/></text:span><text:span text:style-name="T19"><text:tab/></text:span><text:span text:style-name="T19"> <text:s/></text:span><text:span text:style-name="T19">(</text:span><text:span text:style-name="T24">min</text:span><text:span text:style-name="T19">, </text:span><text:span text:style-name="T24">avg</text:span><text:span text:style-name="T19">, max) = (135,455, 157,773, 212,947), </text:span><text:span text:style-name="T24">stdev</text:span><text:span text:style-name="T19"> = 27,124</text:span></text:p>
            <text:p text:style-name="P16"><text:span text:style-name="T19"><text:s text:c="4"/></text:span><text:span text:style-name="T19"><text:tab/></text:span><text:span text:style-name="T19"> <text:s/></text:span><text:span text:style-name="T19">CI (99.9%): [128,776, 186,770] (assumes normal distribution)</text:span></text:p>
            <text:p text:style-name="P16"><text:span text:style-name="T19"><text:s text:c="4"/></text:span><text:span text:style-name="T19"><text:tab/></text:span><text:span text:style-name="T19"> <text:s/></text:span></text:p>
            <text:p text:style-name="P16"><text:span text:style-name="T19"><text:s text:c="4"/></text:span><text:span text:style-name="T19">Le coût est énorme.</text:span><text:span text:style-name="T25"> <text:s text:c="4"/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" svg:font-family="source"/>
    <style:font-face style:name="source san" svg:font-family="'source san'"/>
    <style:font-face style:name="Source Sans Pro Semibold1" svg:font-family="'Source Sans Pro Semibold'" style:font-family-generic="swiss"/>
    <style:font-face style:name="source sans" svg:font-family="'source sans'" style:font-family-generic="swiss"/>
    <style:font-face style:name="Monospace1" svg:font-family="Monospace" style:font-pitch="fixed"/>
    <style:font-face style:name="mono" svg:font-family="mono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4H11M19S</meta:editing-duration>
    <meta:editing-cycles>224</meta:editing-cycles>
    <meta:generator>LibreOffice/6.0.7.3$Linux_X86_64 LibreOffice_project/00m0$Build-3</meta:generator>
    <dc:title>Alizarin</dc:title>
    <dc:date>2019-10-17T19:40:04.852054247</dc:date>
    <meta:document-statistic meta:object-count="67"/>
  </office:meta>
</office:document-meta>
</file>